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2524in" svg:x="6.2437in" svg:y="0.1563in">
            <draw:object draw:notify-on-update-of-ranges="Sheet1.A3:Sheet1.A8 Sheet1.B3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row table:style-name="ro1">
          <table:table-cell table:style-name="Default"/>
          <table:table-cell table:style-name="ce2" office:value-type="string" calcext:value-type="string">
            <text:p>transitions</text:p>
          </table:table-cell>
          <table:table-cell table:style-name="ce2" office:value-type="string" calcext:value-type="string">
            <text:p>state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Nickname</text:p>
          </table:table-cell>
          <table:table-cell office:value-type="float" office:value="23268" calcext:value-type="float">
            <text:p>23268</text:p>
          </table:table-cell>
          <table:table-cell office:value-type="float" office:value="20929" calcext:value-type="float">
            <text:p>20929</text:p>
          </table:table-cell>
        </table:table-row>
        <table:table-row table:style-name="ro1">
          <table:table-cell office:value-type="string" calcext:value-type="string">
            <text:p>Publication</text:p>
          </table:table-cell>
          <table:table-cell office:value-type="float" office:value="4489101" calcext:value-type="float">
            <text:p>4489101</text:p>
          </table:table-cell>
          <table:table-cell office:value-type="float" office:value="2389718" calcext:value-type="float">
            <text:p>2389718</text:p>
          </table:table-cell>
        </table:table-row>
        <table:table-row table:style-name="ro1">
          <table:table-cell office:value-type="string" calcext:value-type="string">
            <text:p>IP Address</text:p>
          </table:table-cell>
          <table:table-cell office:value-type="float" office:value="23268" calcext:value-type="float">
            <text:p>23268</text:p>
          </table:table-cell>
          <table:table-cell office:value-type="float" office:value="210005" calcext:value-type="float">
            <text:p>210005</text:p>
          </table:table-cell>
        </table:table-row>
        <table:table-row table:style-name="ro1">
          <table:table-cell office:value-type="string" calcext:value-type="string">
            <text:p>ORPort</text:p>
          </table:table-cell>
          <table:table-cell office:value-type="float" office:value="2920" calcext:value-type="float">
            <text:p>2920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317" calcext:value-type="float">
            <text:p>3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andwidth</text:p>
          </table:table-cell>
          <table:table-cell office:value-type="float" office:value="595034" calcext:value-type="float">
            <text:p>595034</text:p>
          </table:table-cell>
          <table:table-cell office:value-type="float" office:value="4586" calcext:value-type="float">
            <text:p>4586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5.4921in" svg:y="0.5307in">
            <draw:object draw:notify-on-update-of-ranges="Sheet2.B1:Sheet2.B12 Sheet2.C1:Sheet2.C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&lt;50</text:p>
          </table:table-cell>
          <table:table-cell table:number-matrix-columns-spanned="1" table:number-matrix-rows-spanned="11" table:formula="of:=FREQUENCY([.A1:.A7000];[.B1:.B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5" calcext:value-type="float">
            <text:p>2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&gt;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in" svg:height="3.1791in" svg:x="5.7776in" svg:y="0.3764in">
            <draw:object draw:notify-on-update-of-ranges="Sheet3.A1:Sheet3.A6 Sheet3.B1:Sheet3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ickname</text:p>
          </table:table-cell>
          <table:table-cell table:formula="of:=[.C1]*[.$E$1]" office:value-type="float" office:value="330.1232208" calcext:value-type="float">
            <text:p>330.1232208</text:p>
          </table:table-cell>
          <table:table-cell office:value-type="float" office:value="0.0494789" calcext:value-type="float">
            <text:p>0.0494789</text:p>
          </table:table-cell>
          <table:table-cell/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Publication</text:p>
          </table:table-cell>
          <table:table-cell table:formula="of:=[.C2]*[.$E$1]" office:value-type="float" office:value="64.3848" calcext:value-type="float">
            <text:p>64.3848</text:p>
          </table:table-cell>
          <table:table-cell office:value-type="float" office:value="0.00965" calcext:value-type="float">
            <text:p>0.00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 Address</text:p>
          </table:table-cell>
          <table:table-cell table:formula="of:=[.C3]*[.$E$1]" office:value-type="float" office:value="121.7459856" calcext:value-type="float">
            <text:p>121.7459856</text:p>
          </table:table-cell>
          <table:table-cell office:value-type="float" office:value="0.0182473" calcext:value-type="float">
            <text:p>0.018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ort</text:p>
          </table:table-cell>
          <table:table-cell table:formula="of:=[.C4]*[.$E$1]" office:value-type="float" office:value="1568.9681712" calcext:value-type="float">
            <text:p>1568.9681712</text:p>
          </table:table-cell>
          <table:table-cell office:value-type="float" office:value="0.2351571" calcext:value-type="float">
            <text:p>0.2351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formula="of:=[.C5]*[.$E$1]" office:value-type="float" office:value="30.110736" calcext:value-type="float">
            <text:p>30.110736</text:p>
          </table:table-cell>
          <table:table-cell office:value-type="float" office:value="0.004513" calcext:value-type="float">
            <text:p>0.004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C6]*[.$E$1]" office:value-type="float" office:value="6423.4026144" calcext:value-type="float">
            <text:p>6423.4026144</text:p>
          </table:table-cell>
          <table:table-cell office:value-type="float" office:value="0.9627402" calcext:value-type="float">
            <text:p>0.962740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B1:.B10])" office:value-type="float" office:value="8538.735528" calcext:value-type="float">
            <text:p>8538.735528</text:p>
          </table:table-cell>
          <table:table-cell office:value-type="string" calcext:value-type="string">
            <text:p>7555.9 bits mi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496.6 bits a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7:49:03.885240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ictors</meta:initial-creator>
    <meta:creation-date>2015-05-15T10:50:38.108944164</meta:creation-date>
    <dc:date>2015-05-16T15:37:41.694015010</dc:date>
    <dc:creator>Jesse Victors</dc:creator>
    <meta:editing-duration>PT3H36M49S</meta:editing-duration>
    <meta:editing-cycles>6</meta:editing-cycles>
    <meta:generator>LibreOffice/4.2.8.2$Linux_X86_64 LibreOffice_project/420m0$Build-2</meta:generator>
    <meta:document-statistic meta:table-count="3" meta:cell-count="51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262cm" xlink:href=".." xlink:type="simple" chart:class="chart:bar" chart:style-name="ch1">
        <chart:title svg:x="5.101cm" svg:y="-0.037cm" chart:style-name="ch2">
          <text:p>Distribution of Markov Transitions</text:p>
        </chart:title>
        <chart:plot-area chart:style-name="ch3" table:cell-range-address="Sheet1.A3:Sheet1.B8" chart:data-source-has-labels="column" svg:x="0.703cm" svg:y="0.769cm" svg:width="15.117cm" svg:height="6.628cm">
          <chartooo:coordinate-region svg:x="2.436cm" svg:y="0.968cm" svg:width="13.384cm" svg:height="5.703cm"/>
          <chart:axis chart:dimension="x" chart:name="primary-x" chart:style-name="ch4" chartooo:axis-type="auto">
            <chartooo:date-scale/>
            <chart:title svg:x="7.934cm" svg:y="7.457cm" chart:style-name="ch5">
              <text:p>Component</text:p>
            </chart:title>
            <chart:categories table:cell-range-address="Sheet1.A3:Sheet1.A8"/>
          </chart:axis>
          <chart:axis chart:dimension="y" chart:name="primary-y" chart:style-name="ch6">
            <chart:title svg:x="0.002cm" svg:y="6.818cm" chart:style-name="ch7">
              <text:p>Number of Transitions (log)</text:p>
            </chart:title>
            <chart:grid chart:style-name="ch8" chart:class="major"/>
          </chart:axis>
          <chart:series chart:style-name="ch9" chart:values-cell-range-address="Sheet1.B3:Sheet1.B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ckname</text:p>
                <draw:g>
                  <svg:desc>Sheet1.A3:Sheet1.A8</svg:desc>
                </draw:g>
              </table:table-cell>
              <table:table-cell office:value-type="float" office:value="23268">
                <text:p>23268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Publication</text:p>
              </table:table-cell>
              <table:table-cell office:value-type="float" office:value="4489101">
                <text:p>4489101</text:p>
              </table:table-cell>
            </table:table-row>
            <table:table-row>
              <table:table-cell office:value-type="string">
                <text:p>IP Address</text:p>
              </table:table-cell>
              <table:table-cell office:value-type="float" office:value="23268">
                <text:p>23268</text:p>
              </table:table-cell>
            </table:table-row>
            <table:table-row>
              <table:table-cell office:value-type="string">
                <text:p>ORPort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Bandwidth</text:p>
              </table:table-cell>
              <table:table-cell office:value-type="float" office:value="595034">
                <text:p>595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64cm" svg:y="0.052cm" chart:style-name="ch2">
          <text:p>Frequency of Routers Leaving or Joining Tor</text:p>
        </chart:title>
        <chart:plot-area chart:style-name="ch3" table:cell-range-address="Sheet2.B1:Sheet2.C12" chart:data-source-has-labels="column" svg:x="0.763cm" svg:y="0.865cm" svg:width="15.096cm" svg:height="7.324cm">
          <chartooo:coordinate-region svg:x="1.861cm" svg:y="1.104cm" svg:width="13.998cm" svg:height="6.359cm"/>
          <chart:axis chart:dimension="x" chart:name="primary-x" chart:style-name="ch4" chartooo:axis-type="auto">
            <chartooo:date-scale/>
            <chart:title svg:x="6.262cm" svg:y="8.194cm" chart:style-name="ch5">
              <text:p>Number of Routers</text:p>
            </chart:title>
            <chart:categories table:cell-range-address="Sheet2.B1:Sheet2.B12"/>
          </chart:axis>
          <chart:axis chart:dimension="y" chart:name="primary-y" chart:style-name="ch6">
            <chart:title svg:x="0.049cm" svg:y="5.407cm" chart:style-name="ch7">
              <text:p>Frequency</text:p>
            </chart:title>
            <chart:grid chart:style-name="ch8" chart:class="major"/>
          </chart:axis>
          <chart:series chart:style-name="ch9" chart:values-cell-range-address="Sheet2.C1:Sheet2.C1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&lt;50</text:p>
                <draw:g>
                  <svg:desc>Sheet2.B1:Sheet2.B12</svg:desc>
                </draw:g>
              </table:table-cell>
              <table:table-cell office:value-type="float" office:value="0">
                <text:p>0</text:p>
                <draw:g>
                  <svg:desc>Sheet2.C1:Sheet2.C1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27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076cm" xlink:href=".." xlink:type="simple" chart:class="chart:bar" chart:style-name="ch1">
        <chart:title svg:x="4.523cm" svg:y="-0.049cm" chart:style-name="ch2">
          <text:p>Entropy Distribution Per Consensus</text:p>
        </chart:title>
        <chart:plot-area chart:style-name="ch3" table:cell-range-address="Sheet3.A1:Sheet3.B6" chart:data-source-has-labels="column" svg:x="0.638cm" svg:y="0.819cm" svg:width="15.076cm" svg:height="6.445cm">
          <chartooo:coordinate-region svg:x="1.947cm" svg:y="1.059cm" svg:width="13.767cm" svg:height="5.479cm"/>
          <chart:axis chart:dimension="x" chart:name="primary-x" chart:style-name="ch4" chartooo:axis-type="auto">
            <chartooo:date-scale/>
            <chart:title svg:x="7.679cm" svg:y="7.27cm" chart:style-name="ch5">
              <text:p>Component</text:p>
            </chart:title>
            <chart:categories table:cell-range-address="Sheet3.A1:Sheet3.A6"/>
          </chart:axis>
          <chart:axis chart:dimension="y" chart:name="primary-y" chart:style-name="ch6">
            <chart:title svg:x="-0.123cm" svg:y="5.768cm" chart:style-name="ch7">
              <text:p>Bits of Entropy (log)</text:p>
            </chart:title>
            <chart:grid chart:style-name="ch8" chart:class="major"/>
          </chart:axis>
          <chart:series chart:style-name="ch9" chart:values-cell-range-address="Sheet3.B1:Sheet3.B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ckname</text:p>
                <draw:g>
                  <svg:desc>Sheet3.A1:Sheet3.A6</svg:desc>
                </draw:g>
              </table:table-cell>
              <table:table-cell office:value-type="float" office:value="330.1232208">
                <text:p>330.1232208</text:p>
                <draw:g>
                  <svg:desc>Sheet3.B1:Sheet3.B6</svg:desc>
                </draw:g>
              </table:table-cell>
            </table:table-row>
            <table:table-row>
              <table:table-cell office:value-type="string">
                <text:p>Publication</text:p>
              </table:table-cell>
              <table:table-cell office:value-type="float" office:value="64.3848">
                <text:p>64.3848</text:p>
              </table:table-cell>
            </table:table-row>
            <table:table-row>
              <table:table-cell office:value-type="string">
                <text:p>IP Address</text:p>
              </table:table-cell>
              <table:table-cell office:value-type="float" office:value="121.7459856">
                <text:p>121.7459856</text:p>
              </table:table-cell>
            </table:table-row>
            <table:table-row>
              <table:table-cell office:value-type="string">
                <text:p>ORPort</text:p>
              </table:table-cell>
              <table:table-cell office:value-type="float" office:value="1568.9681712">
                <text:p>1568.9681712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30.110736">
                <text:p>30.110736</text:p>
              </table:table-cell>
            </table:table-row>
            <table:table-row>
              <table:table-cell office:value-type="string">
                <text:p>Bandwidth</text:p>
              </table:table-cell>
              <table:table-cell office:value-type="float" office:value="6423.4026144">
                <text:p>6423.402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